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6861" officeooo:paragraph-rsid="00326861"/>
    </style:style>
    <style:style style:name="P21" style:family="paragraph" style:parent-style-name="Standard">
      <style:text-properties officeooo:rsid="0036968a" officeooo:paragraph-rsid="0036968a"/>
    </style:style>
    <style:style style:name="P22" style:family="paragraph" style:parent-style-name="Standard">
      <style:text-properties officeooo:rsid="0036fbd4" officeooo:paragraph-rsid="0036fbd4"/>
    </style:style>
    <style:style style:name="P23" style:family="paragraph" style:parent-style-name="Text_20_body">
      <style:text-properties officeooo:paragraph-rsid="003aa8ee"/>
    </style:style>
    <style:style style:name="P24" style:family="paragraph" style:parent-style-name="Text_20_body">
      <style:text-properties officeooo:rsid="003aa8ee" officeooo:paragraph-rsid="003aa8ee"/>
    </style:style>
    <style:style style:name="P25" style:family="paragraph" style:parent-style-name="Standard">
      <style:text-properties officeooo:rsid="003ffe32" officeooo:paragraph-rsid="0041e535"/>
    </style:style>
    <style:style style:name="P26" style:family="paragraph" style:parent-style-name="Standard">
      <style:text-properties officeooo:paragraph-rsid="0041e535"/>
    </style:style>
    <style:style style:name="P27" style:family="paragraph" style:parent-style-name="Standard">
      <style:text-properties officeooo:rsid="004ea0bb" officeooo:paragraph-rsid="004ea0bb"/>
    </style:style>
    <style:style style:name="P28" style:family="paragraph" style:parent-style-name="Standard">
      <style:text-properties officeooo:rsid="00538171" officeooo:paragraph-rsid="00538171"/>
    </style:style>
    <style:style style:name="P29" style:family="paragraph" style:parent-style-name="Text_20_body">
      <style:paragraph-properties fo:text-align="center" style:justify-single-word="false"/>
      <style:text-properties officeooo:rsid="0045ccf5" officeooo:paragraph-rsid="0045ccf5"/>
    </style:style>
    <style:style style:name="P30" style:family="paragraph" style:parent-style-name="Text_20_body">
      <style:paragraph-properties fo:text-align="center" style:justify-single-word="false"/>
      <style:text-properties officeooo:rsid="0049f42d" officeooo:paragraph-rsid="0049f42d"/>
    </style:style>
    <style:style style:name="P31" style:family="paragraph" style:parent-style-name="Text_20_body">
      <style:text-properties officeooo:rsid="0058469b" officeooo:paragraph-rsid="0058469b"/>
    </style:style>
    <style:style style:name="P32" style:family="paragraph" style:parent-style-name="Text_20_body">
      <style:text-properties officeooo:rsid="0059522b" officeooo:paragraph-rsid="0059522b"/>
    </style:style>
    <style:style style:name="P33" style:family="paragraph" style:parent-style-name="Text_20_body">
      <style:text-properties officeooo:rsid="005c7ac7" officeooo:paragraph-rsid="005c7ac7"/>
    </style:style>
    <style:style style:name="P34" style:family="paragraph" style:parent-style-name="Text_20_body">
      <style:text-properties officeooo:rsid="005db320" officeooo:paragraph-rsid="005db320"/>
    </style:style>
    <style:style style:name="P35" style:family="paragraph" style:parent-style-name="Heading_20_1">
      <style:text-properties officeooo:paragraph-rsid="0041e535"/>
    </style:style>
    <style:style style:name="P36" style:family="paragraph" style:parent-style-name="Heading_20_1">
      <style:text-properties officeooo:rsid="00321bee"/>
    </style:style>
    <style:style style:name="P37" style:family="paragraph" style:parent-style-name="Heading_20_1">
      <style:text-properties officeooo:rsid="003aa8ee" officeooo:paragraph-rsid="003aa8ee"/>
    </style:style>
    <style:style style:name="P38" style:family="paragraph" style:parent-style-name="Heading_20_1">
      <style:text-properties officeooo:rsid="0058469b" officeooo:paragraph-rsid="0058469b"/>
    </style:style>
    <style:style style:name="P39" style:family="paragraph" style:parent-style-name="Text_20_body">
      <style:text-properties officeooo:rsid="005dcf36" officeooo:paragraph-rsid="005dcf36"/>
    </style:style>
    <style:style style:name="P40" style:family="paragraph" style:parent-style-name="Text_20_body">
      <style:text-properties officeooo:rsid="005f2ea1" officeooo:paragraph-rsid="005f2ea1"/>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f514a"/>
    </style:style>
    <style:style style:name="T9" style:family="text">
      <style:text-properties officeooo:rsid="0044976f"/>
    </style:style>
    <style:style style:name="T10" style:family="text">
      <style:text-properties officeooo:rsid="0049b04f"/>
    </style:style>
    <style:style style:name="T11" style:family="text">
      <style:text-properties officeooo:rsid="0050694f"/>
    </style:style>
    <style:style style:name="T12" style:family="text">
      <style:text-properties officeooo:rsid="005217c9"/>
    </style:style>
    <style:style style:name="T13" style:family="text">
      <style:text-properties officeooo:rsid="005238fb"/>
    </style:style>
    <style:style style:name="T14" style:family="text">
      <style:text-properties officeooo:rsid="0053e752"/>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29">Goran Dakov / Hell</text:p>
      <text:p text:style-name="P29">Goran Dakov / Earth</text:p>
      <text:p text:style-name="P30">Combined Goran Dakov (Coven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h text:style-name="P35" text:outline-level="1"><text:s/><draw:frame draw:style-name="fr1" draw:name="Object11" text:anchor-type="as-char" svg:y="-0.483cm" svg:width="13.173cm" svg:height="0.639cm" draw:z-index="9"><draw:object xlink:href="./Object 1" xlink:type="simple" xlink:show="embed" xlink:actuate="onLoad"/><draw:image xlink:href="./ObjectReplacements/Object 1" xlink:type="simple" xlink:show="embed" xlink:actuate="onLoad"/><svg:desc>formula</svg:desc></draw:frame></text:h>
      <text:p text:style-name="P26"/>
      <text:p text:style-name="P25">The converted Shroedinger Equation is harder to solve than the total derivative form at least at first glance.</text:p>
      <text:p text:style-name="Standard"/>
      <text:p text:style-name="Standard"/>
      <text:p text:style-name="P1">assuming Aether has no definitely known velocity</text:p>
      <text:p text:style-name="Standard"><draw:frame draw:style-name="fr1" draw:name="Object2" text:anchor-type="as-char" svg:y="-0.621cm" svg:width="6.606cm" svg:height="1.041cm" draw:z-index="0"><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1"><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2"><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3"><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4"><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text:soft-page-break/>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text:p>
      <text:p text:style-name="P5">Mono spin radiator — radiate more on one spin of ferrite or dielectric core than the other, causes rotation of e.g. electrons or a disc</text:p>
      <text:p text:style-name="P5"/>
      <text:h text:style-name="Heading_20_1" text:outline-level="1">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 <text:span text:style-name="T11">It is a bit larger than 500m as claimed by the physics forums participant if using these quantities, but if the cloud is eg 300 meter thick it is close to 580 meters if we assume idelised cloud height of 2000 on Earth with 1x scaling observer. </text:span><text:span text:style-name="T12">Presumed Goran Dakov (combined person) doesnt have all the 7/8 gold aka partial matters. </text:span><text:span text:style-name="T13">The 8 gold matter is for Reiky healing signal which has been researched by communist evangelical protestants to usually revert its effects after a few days or weeks.</text:span></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28">9. 8 can be ovverriden by very high capacity battery eg nuclear battery because the Earth doesn’t need to gain or lose mass long term to be powered. <text:span text:style-name="T14">Also by very long international grid.</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ext:span><text:soft-page-break/><text:span text:style-name="T6">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5"><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text:soft-page-break/>Energy definition</text:h>
      <text:p text:style-name="P18"/>
      <text:p text:style-name="P18">The conserved mechanical energy radiation/reception is not <draw:frame draw:style-name="fr1" draw:name="Object8" text:anchor-type="as-char" svg:y="-0.439cm" svg:width="1.446cm" svg:height="0.531cm" draw:z-index="6"><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7"><draw:object xlink:href="./Object 9" xlink:type="simple" xlink:show="embed" xlink:actuate="onLoad"/><draw:image xlink:href="./ObjectReplacements/Object 9" xlink:type="simple" xlink:show="embed" xlink:actuate="onLoad"/></draw:frame>, <text:span text:style-name="T9">in the own reference frame of each particle</text:span>,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 <text:span text:style-name="T10">for the idea of Inraloka/ <text:s/>Heaven being inside of a person’s intestine and too much religiosity causing mass gastro-enteritis and if even more the plague</text:span>.</text:p>
      <text:p text:style-name="P19">DDR4 sodimm 3200 non ecc has one level one gold 64 wire channel and one level two gold 32 wire channel for two computers but DDR4 ECC laptop 3200 used both channels for one PC duplicated at both levels.</text:p>
      <text:p text:style-name="P19"/>
      <text:h text:style-name="P36" text:outline-level="1"/>
      <text:h text:style-name="Heading_20_1" text:outline-level="1">How to increase free energy power from Aether generators as compared to now to accomodate electric cars</text:h>
      <text:p text:style-name="P20"/>
      <text:p text:style-name="P20">This is to be done by building more roads and increasing the concrete/asphalt road surface area to population head count ratio.</text:p>
      <text:p text:style-name="P21">This is because the under ground life sucks in all the free energy ganarated by lifting up the water to 20m below ground, which, in UK, is about 8.3 KW per square meter. </text:p>
      <text:p text:style-name="P21"/>
      <text:h text:style-name="Heading_20_1" text:outline-level="1">Unified radiator</text:h>
      <text:p text:style-name="P22"/>
      <text:p text:style-name="P22">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2">Three terminal plug is required if the «hell» layer is not to accept sacrifices <text:span text:style-name="T8">or use fusion</text:span>.</text:p>
      <text:p text:style-name="P27">Identical to the Thane Heinz Bi-Toroid transformer, but it is manufactured with splitting into different gold/partial matter parts.</text:p>
      <text:p text:style-name="P27"><text:soft-page-break/>Presumably naively made one will only be possible to make if one splits the matter up correctly so it should be possible to do by hand by some people.</text:p>
      <text:p text:style-name="P27">Also it only works in this Shroedinger Equation hamiltonian if there is a phase and null for the terminals of the coils as otherwise there would be no Aether sucktion or production.</text:p>
      <text:h text:style-name="P37" text:outline-level="1">Final piece</text:h>
      <text:p text:style-name="P23"><draw:frame draw:style-name="fr1" draw:name="Object10" text:anchor-type="as-char" svg:y="-0.681cm" svg:width="1.879cm" svg:height="1.127cm" draw:z-index="8"><draw:object xlink:href="./Object 10" xlink:type="simple" xlink:show="embed" xlink:actuate="onLoad"/><draw:image xlink:href="./ObjectReplacements/Object 10" xlink:type="simple" xlink:show="embed" xlink:actuate="onLoad"/></draw:frame></text:p>
      <text:p text:style-name="P24">Where n=2 for earth and n=1 for hell.</text:p>
      <text:p text:style-name="P24"/>
      <text:h text:style-name="P38" text:outline-level="1">Super high performance computer chips</text:h>
      <text:p text:style-name="P31">Super high perforamnce memory chips aka ddr5 ECC/ ddr6 without increasing pwer use and radiation are only possible by inhibiting free energy Aether generators. In such case, it is possible to asume usage at least on the Earth level, never using the «hell» level.</text:p>
      <text:p text:style-name="P31">The laptops would have to use built in screens with «gold» /partial mater cables and photo diodes or external ones but also with gold / partial matter cables and photo diodes.</text:p>
      <text:p text:style-name="P31">From minimum «Earth» level it is possible to split signals 12 way on 6 out of 7 signals which allows speed up to 12560 given similar pin count. If ddr5 ecc is double speed ddr5, like in ddr4, this would make possible ddr5 ecc and ddr6 non ecc memory for both desktop and laptop.</text:p>
      <text:p text:style-name="P31">It can also be done without inhibitting Aether generators if <text:s/>the cpu and memory are in the screen unit and there is a touch screen and metal case e.g. tablet or phone.</text:p>
      <text:p text:style-name="P31">Metal case with no major non conductive gaps also possible e.g. no cdrom/conductive port pannel.</text:p>
      <text:p text:style-name="P31">Plastic laptops at this speed cannot be compatible with Aether generators and would use a lower speed or malfunction.</text:p>
      <text:p text:style-name="P32">Laptop with metal case would be wholly metal case and glued on keyboard for example or metal keys with metal keyboard.</text:p>
      <text:p text:style-name="P33">Please note ddr5 capable chips with no metal closed casing will probably malfunction if made in Hungary or USA or Southern Japan.</text:p>
      <text:p text:style-name="P34">You can get them to work by using kernel options to disable a quarter (if with ddr4) of the ram capacity and a unknown chunk of disk or use RAID.</text:p>
      <text:p text:style-name="P39">Existing USA made software will probably run anyway due to not using the full precision of integers unless huge files are open but own compiled software will possibly malfunction.</text:p>
      <text:h text:style-name="Heading_20_1" text:outline-level="1">Are the computers any good for writting software while not being a USA or German entity</text:h>
      <text:p text:style-name="P40">No they are absolutely no good for this purpose. Even free softare compilers and operating systems will not allow even one piece of useful software written by a non USA and NON-German, and in case of a Physical person, Ethnic criteria app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13T17:26:19.136100978</dc:date>
    <meta:editing-duration>PT3H16M31S</meta:editing-duration>
    <meta:editing-cycles>60</meta:editing-cycles>
    <meta:generator>LibreOffice/24.2.7.2$Linux_X86_64 LibreOffice_project/420$Build-2</meta:generator>
    <meta:document-statistic meta:table-count="0" meta:image-count="0" meta:object-count="10" meta:page-count="5" meta:paragraph-count="104" meta:word-count="2132" meta:character-count="12360" meta:non-whitespace-character-count="10312"/>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p>
              <mo stretchy="false">∂</mo>
              <mi>μ</mi>
            </msup>
            <msub>
              <mo stretchy="false">∂</mo>
              <mi>μ</mi>
            </msub>
          </mrow>
        </mrow>
        <mo fence="true" form="postfix" stretchy="false">)</mo>
      </mrow>
      <mrow>
        <mi>ψ</mi>
        <mo stretchy="false">=</mo>
        <mi>k</mi>
      </mrow>
      <mi>ψ</mi>
      <mrow>
        <msqrt>
          <mrow>
            <mrow>
              <mo fence="true" form="prefix" stretchy="false">(</mo>
              <mrow>
                <mrow>
                  <mrow>
                    <msup>
                      <mo stretchy="false">∂</mo>
                      <mi>ψ</mi>
                    </msup>
                    <mo stretchy="false">+</mo>
                    <msup>
                      <mi>A</mi>
                      <mi>μ</mi>
                    </msup>
                  </mrow>
                  <mrow>
                    <mi>q</mi>
                    <mo stretchy="false">+</mo>
                    <msup>
                      <mi>H</mi>
                      <mi>μ</mi>
                    </msup>
                  </mrow>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_%mu+%alpha partial^%mu partial_%mu) %psi=k %psi sqrt {( partial^%psi+A^%mu q+H^%mu )otimes_%DELTA(partial_%eta+H_%eta+hbar x  )} otimes_%DELTA (1+H^%mu H_%eta ) otimes_%DELTA %psi</annotation>
  </semantics>
</math>
</file>

<file path=Object 10/content.xml><?xml version="1.0" encoding="utf-8"?>
<math xmlns="http://www.w3.org/1998/Math/MathML" display="block">
  <semantics>
    <mrow>
      <msup>
        <mo stretchy="false">∂</mo>
        <mi>μ</mi>
      </msup>
      <mrow>
        <mi>E</mi>
        <mo stretchy="false">=</mo>
        <mi>q</mi>
      </mrow>
      <mfrac>
        <msup>
          <mi>ψ</mi>
          <mi>n</mi>
        </msup>
        <msub>
          <mi>ε</mi>
          <mn>0</mn>
        </msub>
      </mfrac>
    </mrow>
    <annotation encoding="StarMath 5.0">partial^%mu E=q %psi^n over %varepsilon_0</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